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Times New Roman"/>
    </style:style>
    <style:style style:name="T2" style:family="text">
      <style:text-properties style:text-position="33% 58%" style:font-name="Times New Roma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16cm" svg:height="1.016cm" svg:x="5.55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016cm" svg:height="1.016cm" svg:x="7.46cm" svg:y="3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016cm" svg:height="1.016cm" svg:x="9.36cm" svg:y="3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016cm" svg:height="1.016cm" svg:x="11.261cm" svg:y="3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575cm" svg:y1="3.667cm" svg:x2="7.46cm" svg:y2="3.668cm" draw:start-shape="id1" draw:start-glue-point="10" draw:end-shape="id2" draw:end-glue-point="6" svg:d="M6575 3667l885 1" svg:viewBox="0 0 886 2">
          <text:p/>
        </draw:connector>
        <draw:connector draw:style-name="gr2" draw:text-style-name="P2" draw:layer="layout" draw:type="line" svg:x1="8.476cm" svg:y1="3.668cm" svg:x2="9.36cm" svg:y2="3.668cm" draw:start-shape="id2" draw:start-glue-point="10" draw:end-shape="id3" draw:end-glue-point="6" svg:d="M8476 3668h884" svg:viewBox="0 0 885 1">
          <text:p/>
        </draw:connector>
        <draw:connector draw:style-name="gr2" draw:text-style-name="P2" draw:layer="layout" draw:type="line" svg:x1="10.376cm" svg:y1="3.668cm" svg:x2="11.261cm" svg:y2="3.669cm" draw:start-shape="id3" draw:start-glue-point="10" draw:end-shape="id4" draw:end-glue-point="6" svg:d="M10376 3668l885 1" svg:viewBox="0 0 886 2">
          <text:p/>
        </draw:connector>
        <draw:connector draw:style-name="gr2" draw:text-style-name="P2" draw:layer="layout" draw:type="curve" svg:x1="5.707cm" svg:y1="3.307cm" svg:x2="6.427cm" svg:y2="3.307cm" draw:start-shape="id1" draw:start-glue-point="5" draw:end-shape="id1" draw:end-glue-point="11" svg:d="M5707 3307c0-973 720-973 720 0" svg:viewBox="0 0 721 731">
          <text:p/>
        </draw:connector>
        <draw:connector draw:style-name="gr2" draw:text-style-name="P2" draw:layer="layout" draw:type="curve" svg:x1="7.608cm" svg:y1="3.308cm" svg:x2="8.328cm" svg:y2="3.308cm" draw:start-shape="id2" draw:start-glue-point="5" draw:end-shape="id2" draw:end-glue-point="11" svg:d="M7608 3308c0-973 720-973 720 0" svg:viewBox="0 0 721 731">
          <text:p/>
        </draw:connector>
        <draw:connector draw:style-name="gr2" draw:text-style-name="P2" draw:layer="layout" draw:type="curve" svg:x1="9.508cm" svg:y1="3.308cm" svg:x2="10.228cm" svg:y2="3.308cm" draw:start-shape="id3" draw:start-glue-point="5" draw:end-shape="id3" draw:end-glue-point="11" svg:d="M9508 3308c0-973 720-973 720 0" svg:viewBox="0 0 721 731">
          <text:p/>
        </draw:connector>
        <draw:connector draw:style-name="gr2" draw:text-style-name="P2" draw:layer="layout" draw:type="curve" svg:x1="11.409cm" svg:y1="3.309cm" svg:x2="12.129cm" svg:y2="3.309cm" draw:start-shape="id4" draw:start-glue-point="5" draw:end-shape="id4" draw:end-glue-point="11" svg:d="M11409 3309c0-973 720-973 720 0" svg:viewBox="0 0 721 731">
          <text:p/>
        </draw:connector>
        <draw:custom-shape draw:style-name="gr1" draw:text-style-name="P1" xml:id="id5" draw:id="id5" draw:layer="layout" svg:width="1.016cm" svg:height="1.016cm" svg:x="5.56cm" svg:y="5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016cm" svg:height="1.016cm" svg:x="7.461cm" svg:y="5.7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.016cm" svg:height="1.016cm" svg:x="9.361cm" svg:y="5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016cm" svg:height="1.016cm" svg:x="11.262cm" svg:y="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576cm" svg:y1="6.242cm" svg:x2="7.461cm" svg:y2="6.243cm" draw:start-shape="id5" draw:start-glue-point="10" draw:end-shape="id6" draw:end-glue-point="6" svg:d="M6576 6242l885 1" svg:viewBox="0 0 886 2">
          <text:p/>
        </draw:connector>
        <draw:connector draw:style-name="gr2" draw:text-style-name="P2" draw:layer="layout" draw:type="line" svg:x1="8.477cm" svg:y1="6.243cm" svg:x2="9.361cm" svg:y2="6.243cm" draw:start-shape="id6" draw:start-glue-point="10" draw:end-shape="id7" draw:end-glue-point="6" svg:d="M8477 6243h884" svg:viewBox="0 0 885 1">
          <text:p/>
        </draw:connector>
        <draw:connector draw:style-name="gr2" draw:text-style-name="P2" draw:layer="layout" draw:type="line" svg:x1="10.377cm" svg:y1="6.243cm" svg:x2="11.262cm" svg:y2="6.244cm" draw:start-shape="id7" draw:start-glue-point="10" draw:end-shape="id8" draw:end-glue-point="6" svg:d="M10377 6243l885 1" svg:viewBox="0 0 886 2">
          <text:p/>
        </draw:connector>
        <draw:connector draw:style-name="gr2" draw:text-style-name="P2" draw:layer="layout" draw:type="curve" svg:x1="5.708cm" svg:y1="5.882cm" svg:x2="6.428cm" svg:y2="5.882cm" draw:start-shape="id5" draw:start-glue-point="5" draw:end-shape="id5" draw:end-glue-point="11" svg:d="M5708 5882c0-973 720-973 720 0" svg:viewBox="0 0 721 731">
          <text:p/>
        </draw:connector>
        <draw:connector draw:style-name="gr2" draw:text-style-name="P2" draw:layer="layout" draw:type="curve" svg:x1="7.609cm" svg:y1="5.883cm" svg:x2="8.329cm" svg:y2="5.883cm" draw:start-shape="id6" draw:start-glue-point="5" draw:end-shape="id6" draw:end-glue-point="11" svg:d="M7609 5883c0-973 720-973 720 0" svg:viewBox="0 0 721 731">
          <text:p/>
        </draw:connector>
        <draw:connector draw:style-name="gr2" draw:text-style-name="P2" draw:layer="layout" draw:type="curve" svg:x1="9.509cm" svg:y1="5.883cm" svg:x2="10.229cm" svg:y2="5.883cm" draw:start-shape="id7" draw:start-glue-point="5" draw:end-shape="id7" draw:end-glue-point="11" svg:d="M9509 5883c0-973 720-973 720 0" svg:viewBox="0 0 721 731">
          <text:p/>
        </draw:connector>
        <draw:connector draw:style-name="gr2" draw:text-style-name="P2" draw:layer="layout" draw:type="curve" svg:x1="11.41cm" svg:y1="5.884cm" svg:x2="12.13cm" svg:y2="5.884cm" draw:start-shape="id8" draw:start-glue-point="5" draw:end-shape="id8" draw:end-glue-point="11" svg:d="M11410 5884c0-973 720-973 720 0" svg:viewBox="0 0 721 731">
          <text:p/>
        </draw:connector>
        <draw:connector draw:style-name="gr2" draw:text-style-name="P2" draw:layer="layout" draw:type="curve" svg:x1="6.068cm" svg:y1="6.75cm" svg:x2="9.869cm" svg:y2="6.751cm" draw:start-shape="id5" draw:start-glue-point="8" draw:end-shape="id7" draw:end-glue-point="8" svg:d="M6068 6750c0 754 3801 754 3801 1" svg:viewBox="0 0 3802 567">
          <text:p/>
        </draw:connector>
        <draw:connector draw:style-name="gr2" draw:text-style-name="P2" draw:layer="layout" draw:type="curve" draw:line-skew="0.48cm" svg:x1="6.068cm" svg:y1="6.75cm" svg:x2="11.77cm" svg:y2="6.752cm" draw:start-shape="id5" draw:start-glue-point="8" draw:end-shape="id8" draw:end-glue-point="8" svg:d="M6068 6750c0 1476 5702 1475 5702 2" svg:viewBox="0 0 5703 1108">
          <text:p/>
        </draw:connector>
        <draw:connector draw:style-name="gr2" draw:text-style-name="P2" draw:layer="layout" draw:type="curve" svg:x1="7.969cm" svg:y1="6.751cm" svg:x2="11.77cm" svg:y2="6.752cm" draw:start-shape="id6" draw:start-glue-point="8" draw:end-shape="id8" draw:end-glue-point="8" svg:d="M7969 6751c0 754 3801 754 3801 1" svg:viewBox="0 0 3802 567">
          <text:p/>
        </draw:connector>
        <draw:frame draw:style-name="gr3" draw:text-style-name="P3" draw:layer="layout" svg:width="3.838cm" svg:height="1.665cm" svg:x="1.935cm" svg:y="2.651cm">
          <draw:text-box>
            <text:p>Relation <text:span text:style-name="T1">R</text:span></text:p>
          </draw:text-box>
        </draw:frame>
        <draw:frame draw:style-name="gr3" draw:text-style-name="P3" draw:layer="layout" svg:width="3.838cm" svg:height="1.898cm" svg:x="1.98cm" svg:y="5.191cm">
          <draw:text-box>
            <text:p>Transitive closure <text:span text:style-name="T1">R</text:span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1T08:13:20.596000000</meta:creation-date>
    <dc:date>2021-03-01T08:21:13.963000000</dc:date>
    <meta:editing-duration>PT7M53S</meta:editing-duration>
    <meta:editing-cycles>1</meta:editing-cycles>
    <meta:document-statistic meta:object-count="27"/>
    <meta:generator>LibreOffice/6.3.2.2$Windows_X86_64 LibreOffice_project/98b30e735bda24bc04ab42594c85f7fd8be07b9c</meta:generator>
  </office:meta>
</office:document-meta>
</file>